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imSun1" svg:font-family="SimSun, 宋体" style:font-pitch="variable"/>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Calibri" svg:font-family="Calibri, 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style:font-size-asian="14pt" style:font-size-complex="14pt"/>
    </style:style>
    <style:style style:name="P2" style:family="paragraph" style:parent-style-name="Standard">
      <style:text-properties fo:font-size="12pt" style:text-underline-style="solid" style:text-underline-width="auto" style:text-underline-color="font-color" style:font-size-asian="12pt" style:font-size-complex="12pt"/>
    </style:style>
    <style:style style:name="P3" style:family="paragraph" style:parent-style-name="Standard">
      <style:text-properties fo:font-size="13pt" fo:font-weight="bold" style:font-size-asian="13pt" style:font-weight-asian="bold" style:font-size-complex="13pt" style:font-weight-complex="bold"/>
    </style:style>
    <style:style style:name="P4" style:family="paragraph" style:parent-style-name="Standard" style:master-page-name="Standard">
      <style:paragraph-properties fo:text-align="center" style:justify-single-word="false" style:page-number="auto"/>
      <style:text-properties fo:font-size="18pt" style:text-underline-style="solid" style:text-underline-width="auto" style:text-underline-color="font-color" fo:font-weight="bold" style:font-size-asian="18pt" style:font-weight-asian="bold" style:font-size-complex="18pt" style:font-weight-complex="bold"/>
    </style:style>
    <style:style style:name="P5" style:family="paragraph" style:parent-style-name="Standard" style:list-style-name="L1"/>
    <style:style style:name="P6" style:family="paragraph" style:parent-style-name="Standard" style:list-style-name="L2"/>
    <style:style style:name="T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apport de séance 2</text:p>
      <text:p text:style-name="P1">Les tâches réalisées:</text:p>
      <text:list xml:id="list7605578373689746703" text:style-name="L1">
        <text:list-item>
          <text:p text:style-name="P5">Rencontre avec le MOA</text:p>
        </text:list-item>
        <text:list-item>
          <text:p text:style-name="P5">Début de la rédaction d'un cahier des charges</text:p>
        </text:list-item>
        <text:list-item>
          <text:p text:style-name="P5">Analyse des besoins terminés, création d'un site avec une gestion des utilisateurs, des hôpitaux, des contacts hôpitaux, etc...</text:p>
        </text:list-item>
        <text:list-item>
          <text:p text:style-name="P5">Choix de l'environnement de développement php, html CSS et mySql</text:p>
        </text:list-item>
        <text:list-item>
          <text:p text:style-name="P5">Mise en accord sur la première tâche à réaliser qui sera le gestionnaire d'utilisateurs </text:p>
        </text:list-item>
        <text:list-item>
          <text:p text:style-name="P5">Nouveau document permettant d'affiner la compréhension du sujet</text:p>
        </text:list-item>
        <text:list-item>
          <text:p text:style-name="P5">Delimitation du sujet</text:p>
        </text:list-item>
      </text:list>
      <text:p text:style-name="P1">Tâche principale pour la semaine prochaine :</text:p>
      <text:p text:style-name="P3"><text:tab/>Réaliser et héberger un gestionnaire d'utilisateurs sur OVH</text:p>
      <text:p text:style-name="P2"><text:span text:style-name="T1"><text:tab/></text:span>Pour cela:</text:p>
      <text:list xml:id="list385340775066077284" text:style-name="L2">
        <text:list-item>
          <text:p text:style-name="P6">Nous allons réaliser une couche de persistance qui sera réalisée en base de données, avec une table utilisateurs, une table droit (administrateur, modérateur, utilisateur) et l'administrateur peut gérer les droits. </text:p>
        </text:list-item>
        <text:list-item>
          <text:p text:style-name="P6">Une couche graphique pour simplifier l'utilisation qui sera en css et html, dans les couleurs de l'association et reprenant des formes arrondies avec un accueil sur la carte de France.</text:p>
        </text:list-item>
        <text:list-item>
          <text:p text:style-name="P6">Une couche contrôleur en php qui contrôlera la connexion, qui simplifiera l'utilisation de la table et réalisera les requêtes appropriées, avec un modèle classique et un modèle gateway et qui gérera la connexion à la base grâce au pattern singleton.</text:p>
        </text:list-item>
        <text:list-item>
          <text:p text:style-name="P6">Mise en place du serveur et de la base de données sur ovh avec le nom de domaine choisi par le MOA.</text:p>
        </text:list-item>
        <text:list-item>
          <text:p text:style-name="P6">Réalisation du mcd pour la gestion des utilisate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imSun1" svg:font-family="SimSun, 宋体" style:font-pitch="variable"/>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Calibri" svg:font-family="Calibri, 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cm" fo:margin-bottom="0.353cm" fo:line-height="115%" fo:orphans="2" fo:widows="2" style:writing-mode="lr-tb"/>
      <style:text-properties style:use-window-font-color="true" style:font-name="Calibri" fo:font-size="11pt" fo:language="en" fo:country="US" style:font-name-asian="SimSun1" style:font-size-asian="11pt" style:language-asian="zh" style:country-asian="CN" style:font-name-complex="Times New Roman1" style:font-size-complex="11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Police_20_de_20_paragraphe_20_par_20_défaut" style:display-name="Police de paragraphe par défaut" style:family="text">
      <style:text-properties style:font-name="Calibri" style:font-name-asian="SimSun1" style:font-name-complex="Times New Roman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landscape"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2303</meta:initial-creator>
    <meta:creation-date>2015-11-23T18:32:20</meta:creation-date>
    <dc:date>2015-11-24T20:43:46.45</dc:date>
    <meta:editing-duration>PT18M16S</meta:editing-duration>
    <meta:generator>OpenOffice/4.1.1$Win32 OpenOffice.org_project/411m6$Build-9775</meta:generator>
    <meta:editing-cycles>2</meta:editing-cycles>
    <meta:document-statistic meta:table-count="0" meta:image-count="0" meta:object-count="0" meta:page-count="1" meta:paragraph-count="17" meta:word-count="231" meta:character-count="1395"/>
    <dc:creator>nicolas chaduc</dc:creator>
  </office:meta>
</office:document-meta>
</file>